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ta2" style:family="table" style:master-page-name="PageStyle_5f_missing_20_words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gain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djecti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lone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djective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4" office:value-type="string" calcext:value-type="string">
            <text:p>am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n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nd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ngel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nswer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rab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re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rt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ss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un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baby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ana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come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st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jecti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ig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jecti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ra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urn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urnerot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an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hange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hildren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ld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jecti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eate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t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id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o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oes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ont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ink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g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ugs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eat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xist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xist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ather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eel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eet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nd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ee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iend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om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uck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ucking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uture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ft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ve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d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od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eat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w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ppiness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ppy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ve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e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t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w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ngry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mportant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s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t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now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ts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fe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ke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ve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se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st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ve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ke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ny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aning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nd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ch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y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d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xt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mal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f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ne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r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tside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ents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ty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t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net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question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ccoon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al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gret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ch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ght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d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conds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e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x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e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ould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ep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artphone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e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ecial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ong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rvive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ke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ll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at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e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ere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ing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is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me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o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onight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ouch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nderwear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nicorn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ntil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t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y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hat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here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ho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hy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th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man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you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your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ruu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work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obs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ral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hen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sh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ly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nesie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ship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tato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gical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a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warf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ap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hiskey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ave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sing words" table:style-name="ta2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airspe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eliev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rab</text:p>
          </table:table-cell>
          <table:table-cell table:number-columns-repeated="2"/>
          <table:table-cell table:style-name="ce4" office:value-type="string" calcext:value-type="string">
            <text:p>wh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lour</text:p>
          </table:table-cell>
          <table:table-cell table:number-columns-repeated="2"/>
          <table:table-cell table:style-name="ce4" office:value-type="string" calcext:value-type="string">
            <text:p>if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uld</text:p>
          </table:table-cell>
          <table:table-cell table:number-columns-repeated="2"/>
          <table:table-cell table:style-name="ce4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ie</text:p>
          </table:table-cell>
          <table:table-cell table:number-columns-repeated="2"/>
          <table:table-cell table:style-name="ce4" office:value-type="string" calcext:value-type="string">
            <text:p>no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eams</text:p>
          </table:table-cell>
          <table:table-cell table:number-columns-repeated="2"/>
          <table:table-cell table:style-name="ce4" office:value-type="string" calcext:value-type="string">
            <text:p>coul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al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avouri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r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ig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om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kis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st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arry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ers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ay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ouil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u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all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alent</text:p>
          </table:table-cell>
          <table:table-cell table:number-columns-repeated="1023"/>
        </table:table-row>
        <table:table-row table:style-name="ro1">
          <table:table-cell table:style-name="ce4" table:formula="of:=TRUE()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u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nlad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velocity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hen</text:p>
          </table:table-cell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00:01:26.377525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sing_20_words" style:display-name="PageStyle_missing wo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12-03T00:01:56.430833647</dc:date>
    <meta:editing-duration>PT30S</meta:editing-duration>
    <meta:editing-cycles>1</meta:editing-cycles>
    <meta:document-statistic meta:table-count="2" meta:cell-count="577" meta:object-count="0"/>
  </office:meta>
</office:document-meta>
</file>